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9.8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55.0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8.59mm"/>
    </style:style>
    <style:style style:name="co8" style:family="table-column">
      <style:table-column-properties fo:break-before="auto" style:column-width="80.63mm"/>
    </style:style>
    <style:style style:name="co9" style:family="table-column">
      <style:table-column-properties fo:break-before="auto" style:column-width="32.86mm"/>
    </style:style>
    <style:style style:name="co10" style:family="table-column">
      <style:table-column-properties fo:break-before="auto" style:column-width="11.91mm"/>
    </style:style>
    <style:style style:name="co11" style:family="table-column">
      <style:table-column-properties fo:break-before="auto" style:column-width="49.21mm"/>
    </style:style>
    <style:style style:name="co12" style:family="table-column">
      <style:table-column-properties fo:break-before="auto" style:column-width="35.22mm"/>
    </style:style>
    <style:style style:name="co13" style:family="table-column">
      <style:table-column-properties fo:break-before="auto" style:column-width="63.2mm"/>
    </style:style>
    <style:style style:name="co14" style:family="table-column">
      <style:table-column-properties fo:break-before="auto" style:column-width="33.94mm"/>
    </style:style>
    <style:style style:name="co15" style:family="table-column">
      <style:table-column-properties fo:break-before="auto" style:column-width="24.01mm"/>
    </style:style>
    <style:style style:name="co16" style:family="table-column">
      <style:table-column-properties fo:break-before="auto" style:column-width="55.09mm"/>
    </style:style>
    <style:style style:name="co17" style:family="table-column">
      <style:table-column-properties fo:break-before="auto" style:column-width="18.8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21.57mm" fo:break-before="auto" style:use-optimal-row-height="true"/>
    </style:style>
    <style:style style:name="ro6" style:family="table-row">
      <style:table-row-properties style:row-height="11.22mm" fo:break-before="auto" style:use-optimal-row-height="true"/>
    </style:style>
    <style:style style:name="ro7" style:family="table-row">
      <style:table-row-properties style:row-height="23.02mm" fo:break-before="auto" style:use-optimal-row-height="true"/>
    </style:style>
    <style:style style:name="ro8" style:family="table-row">
      <style:table-row-properties style:row-height="28.29mm" fo:break-before="auto" style:use-optimal-row-height="false"/>
    </style:style>
    <style:style style:name="ro9" style:family="table-row">
      <style:table-row-properties style:row-height="32.1mm" fo:break-before="auto" style:use-optimal-row-height="true"/>
    </style:style>
    <style:style style:name="ro10" style:family="table-row">
      <style:table-row-properties style:row-height="21.06mm" fo:break-before="auto" style:use-optimal-row-height="true"/>
    </style:style>
    <style:style style:name="ro11" style:family="table-row">
      <style:table-row-properties style:row-height="15.79mm" fo:break-before="auto" style:use-optimal-row-height="true"/>
    </style:style>
    <style:style style:name="ro12" style:family="table-row">
      <style:table-row-properties style:row-height="16.83mm" fo:break-before="auto" style:use-optimal-row-height="true"/>
    </style:style>
    <style:style style:name="ro13" style:family="table-row">
      <style:table-row-properties style:row-height="10.53mm" fo:break-before="auto" style:use-optimal-row-height="true"/>
    </style:style>
    <style:style style:name="ro14" style:family="table-row">
      <style:table-row-properties style:row-height="5.61mm" fo:break-before="auto" style:use-optimal-row-height="true"/>
    </style:style>
    <style:style style:name="ro15" style:family="table-row">
      <style:table-row-properties style:row-height="6.58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vertical-align="bottom"/>
    </style:style>
    <style:style style:name="ce2" style:family="table-cell" style:parent-style-name="Default" style:data-style-name="N4">
      <style:table-cell-properties style:vertical-align="bottom"/>
    </style:style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4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vertical-align="bottom"/>
    </style:style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bottom"/>
    </style:style>
    <style:style style:name="ce2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vertical-align="bottom"/>
    </style:style>
    <style:style style:name="ce11" style:family="table-cell" style:parent-style-name="Default" style:data-style-name="N100">
      <style:table-cell-properties fo:wrap-option="wrap" style:vertical-align="bottom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30">
      <style:table-cell-properties style:vertical-align="bottom"/>
    </style:style>
    <style:style style:name="ce27" style:family="table-cell" style:parent-style-name="Default" style:data-style-name="N10130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130">
      <style:table-cell-properties style:vertical-align="bottom"/>
      <style:text-properties fo:font-weight="bold" style:font-weight-asian="bold" style:font-weight-complex="bold"/>
    </style:style>
    <style:style style:name="ce29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33" style:family="table-cell" style:parent-style-name="Default">
      <style:table-cell-properties style:vertical-align="bottom"/>
    </style:style>
    <style:style style:name="ce34" style:family="table-cell" style:parent-style-name="Default">
      <style:table-cell-properties fo:background-color="#c5e1a5" style:vertical-align="bottom"/>
    </style:style>
    <style:style style:name="ce32" style:family="table-cell" style:parent-style-name="Default">
      <style:table-cell-properties style:vertical-align="bottom"/>
      <style:map style:condition="cell-content()=&quot;To-Do&quot;" style:apply-style-name="Bad" style:base-cell-address="Sheet1.J6"/>
    </style:style>
    <style:style style:name="ce36" style:family="table-cell" style:parent-style-name="Default">
      <style:table-cell-properties fo:background-color="#c5e1a5" style:vertical-align="bottom"/>
      <style:map style:condition="cell-content()=&quot;To-Do&quot;" style:apply-style-name="Bad" style:base-cell-address="Sheet1.J6"/>
    </style:style>
    <style:style style:name="ce37" style:family="table-cell" style:parent-style-name="Default">
      <style:table-cell-properties style:vertical-align="bottom"/>
    </style:style>
    <style:style style:name="ce38" style:family="table-cell" style:parent-style-name="Default">
      <style:table-cell-properties fo:background-color="#c5e1a5" style:vertical-align="bottom"/>
    </style:style>
    <style:style style:name="ce39" style:family="table-cell" style:parent-style-name="Default">
      <style:table-cell-properties style:vertical-align="bottom"/>
      <style:map style:condition="cell-content()=&quot;To-Do&quot;" style:apply-style-name="Bad" style:base-cell-address="Sheet2.J5"/>
    </style:style>
    <style:style style:name="ce40" style:family="table-cell" style:parent-style-name="Default">
      <style:table-cell-properties style:vertical-align="bottom"/>
      <style:map style:condition="cell-content()=&quot;To-Do&quot;" style:apply-style-name="Bad" style:base-cell-address="Sheet2.J5"/>
    </style:style>
    <style:style style:name="ce41" style:family="table-cell" style:parent-style-name="Default">
      <style:table-cell-properties fo:background-color="#c5e1a5" style:vertical-align="bottom"/>
      <style:map style:condition="cell-content()=&quot;To-Do&quot;" style:apply-style-name="Bad" style:base-cell-address="Sheet2.J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9"/>
        <table:table-column table:style-name="co4" table:default-cell-style-name="ce1"/>
        <table:table-column table:style-name="co5" table:default-cell-style-name="ce20"/>
        <table:table-column table:style-name="co6" table:default-cell-style-name="ce14"/>
        <table:table-column table:style-name="co7" table:default-cell-style-name="ce14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2" table:number-columns-repeated="16374"/>
        <table:table-row table:style-name="ro1" table:number-rows-repeated="2">
          <table:table-cell table:number-columns-repeated="10"/>
          <table:table-cell table:style-name="ce1" table:number-columns-repeated="16374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Open Vaporphase BOM</text:p>
          </table:table-cell>
          <table:covered-table-cell table:number-columns-repeated="6"/>
          <table:table-cell table:number-columns-repeated="2"/>
          <table:table-cell table:style-name="ce1" table:number-columns-repeated="16374"/>
        </table:table-row>
        <table:table-row table:style-name="ro1">
          <table:table-cell/>
          <table:covered-table-cell table:number-columns-repeated="7"/>
          <table:table-cell table:number-columns-repeated="2"/>
          <table:table-cell table:style-name="ce1" table:number-columns-repeated="16374"/>
        </table:table-row>
        <table:table-row table:style-name="ro2">
          <table:table-cell/>
          <table:table-cell table:style-name="ce8" office:value-type="string" calcext:value-type="string">
            <text:p>Qty</text:p>
          </table:table-cell>
          <table:table-cell table:style-name="ce17" office:value-type="string" calcext:value-type="string">
            <text:p>Description</text:p>
          </table:table-cell>
          <table:table-cell table:style-name="ce18" office:value-type="string" calcext:value-type="string">
            <text:p>Supplier</text:p>
          </table:table-cell>
          <table:table-cell table:style-name="ce21" office:value-type="string" calcext:value-type="string">
            <text:p>Part Number</text:p>
          </table:table-cell>
          <table:table-cell table:style-name="ce27" office:value-type="string" calcext:value-type="string">
            <text:p>Individual Cost</text:p>
          </table:table-cell>
          <table:table-cell table:style-name="ce27" office:value-type="string" calcext:value-type="string">
            <text:p>Total Cost</text:p>
          </table:table-cell>
          <table:table-cell table:style-name="ce18" office:value-type="string" calcext:value-type="string">
            <text:p>Note</text:p>
          </table:table-cell>
          <table:table-cell table:style-name="ce29" office:value-type="string" calcext:value-type="string">
            <text:p>Kilometerstein</text:p>
          </table:table-cell>
          <table:table-cell table:style-name="ce29" office:value-type="string" calcext:value-type="string">
            <text:p>Status</text:p>
          </table:table-cell>
          <table:table-cell table:style-name="ce1" table:number-columns-repeated="16374"/>
        </table:table-row>
        <table:table-row table:style-name="ro3">
          <table:table-cell/>
          <table:table-cell office:value-type="float" office:value="4" calcext:value-type="float">
            <text:p>4.00</text:p>
          </table:table-cell>
          <table:table-cell office:value-type="string" calcext:value-type="string">
            <text:p>TT-PT1000B-2050-11-AUNITEWA TEMPERATURE SENSORS-Sensor Temperatur</text:p>
          </table:table-cell>
          <table:table-cell office:value-type="string" calcext:value-type="string">
            <text:p>TME</text:p>
          </table:table-cell>
          <table:table-cell table:style-name="ce13" office:value-type="string" calcext:value-type="string">
            <text:p>TT-PT1000B-2050-11</text:p>
          </table:table-cell>
          <table:table-cell office:value-type="currency" office:currency="EUR" office:value="2.78" calcext:value-type="currency">
            <text:p>2.78 €</text:p>
          </table:table-cell>
          <table:table-cell table:formula="of:=[.B6]*[.F6]" office:value-type="currency" office:currency="EUR" office:value="11.12" calcext:value-type="currency">
            <text:p>11.12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32" office:value-type="string" calcext:value-type="string">
            <text:p>To-Do</text:p>
          </table:table-cell>
          <table:table-cell table:style-name="ce1" table:number-columns-repeated="16374"/>
        </table:table-row>
        <table:table-row table:style-name="ro4"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RS PRO Heizelement Heizpatrone 500 W / 220 V ac, Ø 16 mm, Länge 150mm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860-6993</text:p>
          </table:table-cell>
          <table:table-cell office:value-type="currency" office:currency="EUR" office:value="32.45" calcext:value-type="currency">
            <text:p>32.45 €</text:p>
          </table:table-cell>
          <table:table-cell table:formula="of:=[.B7]*[.F7]" office:value-type="currency" office:currency="EUR" office:value="64.9" calcext:value-type="currency">
            <text:p>64.9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32" office:value-type="string" calcext:value-type="string">
            <text:p>To-Do</text:p>
          </table:table-cell>
          <table:table-cell table:style-name="ce1" table:number-columns-repeated="16374"/>
        </table:table-row>
        <table:table-row table:style-name="ro5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E Connectivity Mini Puck SSRMP Tafelmontage Halbleiterrelais mit Nulldurchgang, 1-poliger Schließer 280 V / 25 A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204-7642</text:p>
          </table:table-cell>
          <table:table-cell office:value-type="currency" office:currency="EUR" office:value="18.04" calcext:value-type="currency">
            <text:p>18.04 €</text:p>
          </table:table-cell>
          <table:table-cell table:formula="of:=[.B8]*[.F8]" office:value-type="currency" office:currency="EUR" office:value="18.04" calcext:value-type="currency">
            <text:p>18.04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32" office:value-type="string" calcext:value-type="string">
            <text:p>To-Do</text:p>
          </table:table-cell>
          <table:table-cell table:style-name="ce1" table:number-columns-repeated="16374"/>
        </table:table-row>
        <table:table-row table:style-name="ro3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RS PRO DIN-Schienen Netzteil Schaltnetzteile 5V dc / 2.4A 12W 90 → 264V ac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225-9899</text:p>
          </table:table-cell>
          <table:table-cell office:value-type="currency" office:currency="EUR" office:value="16.27" calcext:value-type="currency">
            <text:p>16.27 €</text:p>
          </table:table-cell>
          <table:table-cell table:formula="of:=[.B9]*[.F9]" office:value-type="currency" office:currency="EUR" office:value="16.27" calcext:value-type="currency">
            <text:p>16.27 €</text:p>
          </table:table-cell>
          <table:table-cell/>
          <table:table-cell table:style-name="ce33" office:value-type="float" office:value="2" calcext:value-type="float">
            <text:p>2.00</text:p>
          </table:table-cell>
          <table:table-cell table:style-name="ce32" office:value-type="string" calcext:value-type="string">
            <text:p>To-Do</text:p>
          </table:table-cell>
          <table:table-cell table:style-name="ce1" table:number-columns-repeated="16374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30×30 Bosch Rexroth compatible aluminium extrusion and connectors</text:p>
          </table:table-cell>
          <table:table-cell office:value-type="string" calcext:value-type="string">
            <text:p>Motedis</text:p>
          </table:table-cell>
          <table:table-cell table:style-name="ce10"/>
          <table:table-cell office:value-type="currency" office:currency="EUR" office:value="60" calcext:value-type="currency">
            <text:p>60.00 €</text:p>
          </table:table-cell>
          <table:table-cell table:formula="of:=[.B10]*[.F10]" office:value-type="currency" office:currency="EUR" office:value="60" calcext:value-type="currency">
            <text:p>60.00 €</text:p>
          </table:table-cell>
          <table:table-cell office:value-type="string" calcext:value-type="string">
            <text:p>TODO: actual itemized list </text:p>
          </table:table-cell>
          <table:table-cell table:style-name="ce33" office:value-type="float" office:value="2" calcext:value-type="float">
            <text:p>2.00</text:p>
          </table:table-cell>
          <table:table-cell table:style-name="ce32" office:value-type="string" calcext:value-type="string">
            <text:p>To-Do</text:p>
          </table:table-cell>
          <table:table-cell table:style-name="ce1" table:number-columns-repeated="16374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METRO Professional GN-Behälter 1/3, 200 mm, Edelstahl 18/10</text:p>
          </table:table-cell>
          <table:table-cell office:value-type="string" calcext:value-type="string">
            <text:p>Metro</text:p>
          </table:table-cell>
          <table:table-cell table:style-name="ce11" office:value-type="string" calcext:value-type="string">
            <text:p>AAA0046067392</text:p>
          </table:table-cell>
          <table:table-cell office:value-type="currency" office:currency="EUR" office:value="16.65" calcext:value-type="currency">
            <text:p>16.65 €</text:p>
          </table:table-cell>
          <table:table-cell table:formula="of:=[.B11]*[.F11]" office:value-type="currency" office:currency="EUR" office:value="16.65" calcext:value-type="currency">
            <text:p>16.65 €</text:p>
          </table:table-cell>
          <table:table-cell/>
          <table:table-cell table:style-name="ce34" office:value-type="float" office:value="1" calcext:value-type="float">
            <text:p>1.00</text:p>
          </table:table-cell>
          <table:table-cell table:style-name="ce36" office:value-type="string" calcext:value-type="string">
            <text:p>Done</text:p>
          </table:table-cell>
          <table:table-cell table:style-name="ce1" table:number-columns-repeated="16374"/>
        </table:table-row>
        <table:table-row table:style-name="ro2">
          <table:table-cell/>
          <table:table-cell table:style-name="ce1" office:value-type="float" office:value="1" calcext:value-type="float">
            <text:p>1.00</text:p>
          </table:table-cell>
          <table:table-cell office:value-type="string" calcext:value-type="string">
            <text:p>Custom Machined Heatsink</text:p>
          </table:table-cell>
          <table:table-cell office:value-type="string" calcext:value-type="string">
            <text:p>JLCCNC</text:p>
          </table:table-cell>
          <table:table-cell table:style-name="ce10"/>
          <table:table-cell office:value-type="currency" office:currency="EUR" office:value="45" calcext:value-type="currency">
            <text:p>45.00 €</text:p>
          </table:table-cell>
          <table:table-cell table:formula="of:=[.B12]*[.F12]" office:value-type="currency" office:currency="EUR" office:value="45" calcext:value-type="currency">
            <text:p>45.0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32" office:value-type="string" calcext:value-type="string">
            <text:p>Ordered</text:p>
          </table:table-cell>
          <table:table-cell table:style-name="ce1" table:number-columns-repeated="16374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Cooper Pipe Ø 15 mm, l = 2000 mm</text:p>
          </table:table-cell>
          <table:table-cell office:value-type="string" calcext:value-type="string">
            <text:p>Bauhaus</text:p>
          </table:table-cell>
          <table:table-cell table:style-name="ce11" office:value-type="float" office:value="27689806" calcext:value-type="float">
            <text:p>27689806</text:p>
          </table:table-cell>
          <table:table-cell office:value-type="currency" office:currency="EUR" office:value="21" calcext:value-type="currency">
            <text:p>21.00 €</text:p>
          </table:table-cell>
          <table:table-cell table:formula="of:=[.B13]*[.F13]" office:value-type="currency" office:currency="EUR" office:value="21" calcext:value-type="currency">
            <text:p>21.0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32" office:value-type="string" calcext:value-type="string">
            <text:p>To-Do</text:p>
          </table:table-cell>
          <table:table-cell table:style-name="ce1" table:number-columns-repeated="16374"/>
        </table:table-row>
        <table:table-row table:style-name="ro4"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Flow sensors</text:p>
          </table:table-cell>
          <table:table-cell office:value-type="string" calcext:value-type="string">
            <text:p>Amazon</text:p>
          </table:table-cell>
          <table:table-cell table:style-name="ce10" office:value-type="string" calcext:value-type="string">
            <text:p>https://www.amazon.de/ARCELI-Wasserdurchfluss-Wassersteuerung-Wasserdurchflussschalter-Durchflussmesser/dp/B07MY24YFX?__mk_de_DE=%C3%85M%C3%85%C5%BD%C3%95%C3%91&amp;crid=1HFE64M1FSOU8&amp;dib=eyJ2IjoiMSJ9.jyTBNIO22n7KJCD1b3Z6b1FmBK8Y4tzxCNvdrGASM8vk6OEVaB975kkY6ILDURRov0BchdFm1QEv8KJo3pYUuxdNk6iJK6Va0L6DPHTDponCi0nOmttVepPFQ47fcAdRBl49TRo5IFNjBx8ycH3n1SaqSv7CofsN6hbTK9MVWUImj0ib46-NaKTaY_2iK-ZelgNHfVqiiTEMIlfazzuJBNPj8q1-2QzRm1brcHVLg6WHXn9_-LGvVT7YpQRraY8K8-dR1PqFCMUd1WF6NxDB9X30I5uK6B1rghu2Dt8oV4I.KlE3382YeDRJibZSo_w76hv0ItsJ6WiHpTM-IBPGQYM&amp;dib_tag=se&amp;keywords=Durchflusssensor&amp;qid=1767924021&amp;sprefix=durchflusssensor%2Caps%2C109&amp;sr=8-7&amp;th=1</text:p>
          </table:table-cell>
          <table:table-cell office:value-type="currency" office:currency="EUR" office:value="8" calcext:value-type="currency">
            <text:p>8.00 €</text:p>
          </table:table-cell>
          <table:table-cell table:formula="of:=[.B14]*[.F14]" office:value-type="currency" office:currency="EUR" office:value="16" calcext:value-type="currency">
            <text:p>16.00 €</text:p>
          </table:table-cell>
          <table:table-cell table:style-name="ce9" office:value-type="string" calcext:value-type="string">
            <text:p>Can’t find any affordable ones from reputable suppliers</text:p>
          </table:table-cell>
          <table:table-cell table:style-name="ce33" office:value-type="float" office:value="2" calcext:value-type="float">
            <text:p>2.00</text:p>
          </table:table-cell>
          <table:table-cell table:style-name="ce32" office:value-type="string" calcext:value-type="string">
            <text:p>To-Do</text:p>
          </table:table-cell>
          <table:table-cell table:style-name="ce1" table:number-columns-repeated="16374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480×320px IPS Display with ILI9486 controller</text:p>
          </table:table-cell>
          <table:table-cell office:value-type="string" calcext:value-type="string">
            <text:p>Amazon</text:p>
          </table:table-cell>
          <table:table-cell table:style-name="ce10" office:value-type="string" calcext:value-type="string">
            <text:p>https://www.amazon.de/Binghe-5-Zoll-TFT-Farbmodul-SD-Kartensockel-Reichhaltige-Kompatibel/dp/B0DS1QDDK1?__mk_de_DE=%C3%85M%C3%85%C5%BD%C3%95%C3%91&amp;crid=12R9XGTLE5GOD&amp;dib=eyJ2IjoiMSJ9.zCA3hz_AqgMlJ5AkaBGccbtwcWGONkwcRN24Dh5yRvfSbwPcA7aXzx9pudDDI0z9QwLNzT3MsTDzZuetCtLm460FoG4Dfqn6d7QOwNuAyxFFTCQpYKew_Fhm63asfpjJk4PAp1DVdbhk6kUy6R9qGLUO-5f6KDBG0X4WGNktXkhrAifi9Ng0Jj7Pa_BFaSnIUKnOJpRMChjaNMW1P8jNs5xMDgkHX7ZEaC9dhGIymzc.bUqfIlrDp7wKfL3hh_nmgmZHOl03ENUfbGWaxxnGU8Y&amp;dib_tag=se&amp;keywords=480x320+display+spi+ips&amp;qid=1767924269&amp;sprefix=480x320+display+spi+ips%2Caps%2C104&amp;sr=8-3</text:p>
          </table:table-cell>
          <table:table-cell office:value-type="currency" office:currency="EUR" office:value="17" calcext:value-type="currency">
            <text:p>17.00 €</text:p>
          </table:table-cell>
          <table:table-cell table:formula="of:=[.B15]*[.F15]" office:value-type="currency" office:currency="EUR" office:value="17" calcext:value-type="currency">
            <text:p>17.0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32" office:value-type="string" calcext:value-type="string">
            <text:p>To-Do</text:p>
          </table:table-cell>
          <table:table-cell table:style-name="ce1" table:number-columns-repeated="16374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ESP32-S3-WROOM-1-N16</text:p>
          </table:table-cell>
          <table:table-cell office:value-type="string" calcext:value-type="string">
            <text:p>Digikey</text:p>
          </table:table-cell>
          <table:table-cell table:style-name="ce10"/>
          <table:table-cell/>
          <table:table-cell table:formula="of:=[.B16]*[.F16]" office:value-type="currency" office:currency="EUR" office:value="0" calcext:value-type="currency">
            <text:p>0.00 €</text:p>
          </table:table-cell>
          <table:table-cell table:style-name="ce9" office:value-type="string" calcext:value-type="string">
            <text:p>Lol</text:p>
          </table:table-cell>
          <table:table-cell table:style-name="ce33" office:value-type="float" office:value="1" calcext:value-type="float">
            <text:p>1.00</text:p>
          </table:table-cell>
          <table:table-cell table:style-name="ce32" office:value-type="string" calcext:value-type="string">
            <text:p>To-Do</text:p>
          </table:table-cell>
          <table:table-cell table:style-name="ce1" table:number-columns-repeated="16374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igikey</text:p>
          </table:table-cell>
          <table:table-cell table:style-name="ce10"/>
          <table:table-cell/>
          <table:table-cell table:formula="of:=[.B17]*[.F17]" office:value-type="currency" office:currency="EUR" office:value="0" calcext:value-type="currency">
            <text:p>0.0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32" office:value-type="string" calcext:value-type="string">
            <text:p>To-Do</text:p>
          </table:table-cell>
          <table:table-cell table:style-name="ce1" table:number-columns-repeated="16374"/>
        </table:table-row>
        <table:table-row table:style-name="ro3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High Temperature Silicone RUBAAAAH: TFC Trollfactory Silkon Kautschunk Typ 3</text:p>
          </table:table-cell>
          <table:table-cell office:value-type="string" calcext:value-type="string">
            <text:p>Trollfactory</text:p>
          </table:table-cell>
          <table:table-cell table:style-name="ce10" office:value-type="string" calcext:value-type="string">
            <text:p>https://trollfactory.de/Produkte/Silikon-Kautschuk/Verarbeitungszeit/sehr-schnell-5-Min/TFC4020/TFC-Troll-Factory-Silikon-Kautschuk-Typ-3-HB-Zinnguss-hitzebestaendig-RTV-1-1-Groesse-500g-2x250g</text:p>
          </table:table-cell>
          <table:table-cell office:value-type="currency" office:currency="EUR" office:value="19.9" calcext:value-type="currency">
            <text:p>19.90 €</text:p>
          </table:table-cell>
          <table:table-cell table:formula="of:=[.B18]*[.F18]" office:value-type="currency" office:currency="EUR" office:value="19.9" calcext:value-type="currency">
            <text:p>19.9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32" office:value-type="string" calcext:value-type="string">
            <text:p>To-Do</text:p>
          </table:table-cell>
          <table:table-cell table:style-name="ce1" table:number-columns-repeated="16374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Copper Sheet Metal 2 mm</text:p>
          </table:table-cell>
          <table:table-cell office:value-type="string" calcext:value-type="string">
            <text:p>ProKilo</text:p>
          </table:table-cell>
          <table:table-cell table:style-name="ce10" office:value-type="string" calcext:value-type="string">
            <text:p>N/A</text:p>
          </table:table-cell>
          <table:table-cell office:value-type="currency" office:currency="EUR" office:value="20" calcext:value-type="currency">
            <text:p>20.00 €</text:p>
          </table:table-cell>
          <table:table-cell table:formula="of:=[.B19]*[.F19]" office:value-type="currency" office:currency="EUR" office:value="20" calcext:value-type="currency">
            <text:p>20.0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32" office:value-type="string" calcext:value-type="string">
            <text:p>To-Do</text:p>
          </table:table-cell>
          <table:table-cell table:style-name="ce1" table:number-columns-repeated="16374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Glass plate</text:p>
          </table:table-cell>
          <table:table-cell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office:value-type="string" calcext:value-type="string">
            <text:p>???</text:p>
          </table:table-cell>
          <table:table-cell table:formula="of:=[.B20]*[.F20]" office:value-type="string" office:string-value="" calcext:value-type="error">
            <text:p>#VALUE!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32" office:value-type="string" calcext:value-type="string">
            <text:p>To-Do</text:p>
          </table:table-cell>
          <table:table-cell table:style-name="ce1" table:number-columns-repeated="16374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Nutri Score: LUFT</text:p>
          </table:table-cell>
          <table:table-cell/>
          <table:table-cell table:style-name="ce10"/>
          <table:table-cell office:value-type="currency" office:currency="EUR" office:value="40" calcext:value-type="currency">
            <text:p>40.00 €</text:p>
          </table:table-cell>
          <table:table-cell table:formula="of:=[.B21]*[.F21]" office:value-type="currency" office:currency="EUR" office:value="40" calcext:value-type="currency">
            <text:p>40.00 €</text:p>
          </table:table-cell>
          <table:table-cell/>
          <table:table-cell table:style-name="ce33" office:value-type="float" office:value="2" calcext:value-type="float">
            <text:p>2.00</text:p>
          </table:table-cell>
          <table:table-cell table:style-name="ce32" office:value-type="string" calcext:value-type="string">
            <text:p>To-Do</text:p>
          </table:table-cell>
          <table:table-cell table:style-name="ce1" table:number-columns-repeated="16374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Galdne</text:p>
          </table:table-cell>
          <table:table-cell/>
          <table:table-cell table:style-name="ce10"/>
          <table:table-cell table:style-name="Default" office:value-type="float" office:value="80" calcext:value-type="float">
            <text:p>80.00</text:p>
          </table:table-cell>
          <table:table-cell table:formula="of:=[.B22]*[.F22]" office:value-type="currency" office:currency="EUR" office:value="80" calcext:value-type="currency">
            <text:p>80.00 €</text:p>
          </table:table-cell>
          <table:table-cell/>
          <table:table-cell table:style-name="ce33" office:value-type="float" office:value="1.6" calcext:value-type="float">
            <text:p>1.60</text:p>
          </table:table-cell>
          <table:table-cell table:style-name="ce32" office:value-type="string" calcext:value-type="string">
            <text:p>To-Do</text:p>
          </table:table-cell>
          <table:table-cell table:style-name="ce1" table:number-columns-repeated="16374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Aluminium Barstock 30×5</text:p>
          </table:table-cell>
          <table:table-cell office:value-type="string" calcext:value-type="string">
            <text:p>ProKilo</text:p>
          </table:table-cell>
          <table:table-cell table:style-name="ce10" office:value-type="string" calcext:value-type="string">
            <text:p>N/A</text:p>
          </table:table-cell>
          <table:table-cell office:value-type="currency" office:currency="EUR" office:value="7.7" calcext:value-type="currency">
            <text:p>7.70 €</text:p>
          </table:table-cell>
          <table:table-cell table:formula="of:=[.B23]*[.F23]" office:value-type="currency" office:currency="EUR" office:value="7.7" calcext:value-type="currency">
            <text:p>7.7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32" office:value-type="string" calcext:value-type="string">
            <text:p>To-Do</text:p>
          </table:table-cell>
          <table:table-cell table:style-name="ce1" table:number-columns-repeated="16374"/>
        </table:table-row>
        <table:table-row table:style-name="ro1" table:number-rows-repeated="2">
          <table:table-cell table:number-columns-repeated="4"/>
          <table:table-cell table:style-name="ce10"/>
          <table:table-cell table:number-columns-repeated="3"/>
          <table:table-cell table:style-name="ce33"/>
          <table:table-cell table:style-name="ce32"/>
          <table:table-cell table:style-name="ce1" table:number-columns-repeated="16374"/>
        </table:table-row>
        <table:table-row table:style-name="ro1" table:number-rows-repeated="2">
          <table:table-cell table:number-columns-repeated="8"/>
          <table:table-cell table:style-name="ce33"/>
          <table:table-cell table:style-name="ce32"/>
          <table:table-cell table:style-name="ce1" table:number-columns-repeated="16374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33"/>
          <table:table-cell table:style-name="ce32"/>
          <table:table-cell table:style-name="ce1" table:number-columns-repeated="16374"/>
        </table:table-row>
        <table:table-row table:style-name="ro1" table:number-rows-repeated="972">
          <table:table-cell table:number-columns-repeated="8"/>
          <table:table-cell table:style-name="ce33"/>
          <table:table-cell table:style-name="ce32"/>
          <table:table-cell table:style-name="ce1" table:number-columns-repeated="16374"/>
        </table:table-row>
        <table:table-row table:style-name="ro1" table:number-rows-repeated="1047574">
          <table:table-cell table:number-columns-repeated="10"/>
          <table:table-cell table:style-name="ce1"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Total v0.1</text:p>
          </table:table-cell>
          <table:table-cell table:formula="of:=COM.MICROSOFT.AGGREGATE(9;6;COM.MICROSOFT.FILTER([.G6:.G1000]; [.I6:.I1000]=1; 0))" office:value-type="currency" office:currency="EUR" office:value="241.31" calcext:value-type="currency">
            <text:p>241.31 €</text:p>
          </table:table-cell>
          <table:table-cell table:number-columns-repeated="3"/>
          <table:table-cell table:style-name="ce1" table:number-columns-repeated="16374"/>
        </table:table-row>
        <table:table-row table:style-name="ro1">
          <table:table-cell table:number-columns-repeated="5"/>
          <table:table-cell table:style-name="ce16" office:value-type="string" calcext:value-type="string">
            <text:p>Total Cost</text:p>
          </table:table-cell>
          <table:table-cell table:style-name="ce16" table:formula="of:=COM.MICROSOFT.AGGREGATE(9;6; [.G6:.G26])" office:value-type="currency" office:currency="EUR" office:value="453.58" calcext:value-type="currency">
            <text:p>453.58 €</text:p>
          </table:table-cell>
          <table:table-cell table:number-columns-repeated="3"/>
          <table:table-cell table:style-name="ce1" table:number-columns-repeated="16374"/>
        </table:table-row>
        <calcext:conditional-formats>
          <calcext:conditional-format calcext:target-range-address="Sheet1.I6:Sheet1.I1000">
            <calcext:color-scale>
              <calcext:color-scale-entry calcext:value="0" calcext:type="minimum" calcext:color="#ccffcc"/>
              <calcext:color-scale-entry calcext:value="50" calcext:type="percentile" calcext:color="#fff9c4"/>
              <calcext:color-scale-entry calcext:value="0" calcext:type="maximum" calcext:color="#ffcdd2"/>
            </calcext:color-scale>
          </calcext:conditional-format>
          <calcext:conditional-format calcext:target-range-address="Sheet1.J6:Sheet1.J1000">
            <calcext:condition calcext:apply-style-name="Bad" calcext:value="=&quot;To-Do&quot;" calcext:base-cell-address="Sheet1.J6"/>
          </calcext:conditional-format>
          <calcext:conditional-format calcext:target-range-address="Sheet1.J6:Sheet1.J1000">
            <calcext:condition calcext:apply-style-name="Shipped" calcext:value="=&quot;Shipped&quot;" calcext:base-cell-address="Sheet1.J6"/>
          </calcext:conditional-format>
          <calcext:conditional-format calcext:target-range-address="Sheet1.J6:Sheet1.J1000">
            <calcext:condition calcext:apply-style-name="Neutral" calcext:value="=&quot;Ordered&quot;" calcext:base-cell-address="Sheet1.J6"/>
          </calcext:conditional-format>
          <calcext:conditional-format calcext:target-range-address="Sheet1.J6:Sheet1.J1000">
            <calcext:condition calcext:apply-style-name="Good" calcext:value="=&quot;Done&quot;" calcext:base-cell-address="Sheet1.J6"/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2" table:default-cell-style-name="Default"/>
        <table:table-column table:style-name="co10" table:default-cell-style-name="ce2"/>
        <table:table-column table:style-name="co11" table:default-cell-style-name="ce9"/>
        <table:table-column table:style-name="co12" table:default-cell-style-name="ce1"/>
        <table:table-column table:style-name="co13" table:default-cell-style-name="ce10"/>
        <table:table-column table:style-name="co14" table:default-cell-style-name="ce14"/>
        <table:table-column table:style-name="co15" table:default-cell-style-name="ce14"/>
        <table:table-column table:style-name="co16" table:default-cell-style-name="ce1"/>
        <table:table-column table:style-name="co14" table:default-cell-style-name="ce37"/>
        <table:table-column table:style-name="co17" table:default-cell-style-name="ce40"/>
        <table:table-row table:style-name="ro1" table:number-rows-repeated="3">
          <table:table-cell/>
          <table:table-cell table:style-name="Default" table:number-columns-repeated="9"/>
        </table:table-row>
        <table:table-row table:style-name="ro6">
          <table:table-cell/>
          <table:table-cell table:style-name="ce8" office:value-type="string" calcext:value-type="string">
            <text:p>Qty</text:p>
          </table:table-cell>
          <table:table-cell table:style-name="ce17" office:value-type="string" calcext:value-type="string">
            <text:p>Description</text:p>
          </table:table-cell>
          <table:table-cell table:style-name="ce18" office:value-type="string" calcext:value-type="string">
            <text:p>Supplier</text:p>
          </table:table-cell>
          <table:table-cell table:style-name="ce21" office:value-type="string" calcext:value-type="string">
            <text:p>Part Number</text:p>
          </table:table-cell>
          <table:table-cell table:style-name="ce27" office:value-type="string" calcext:value-type="string">
            <text:p>Individual Cost</text:p>
          </table:table-cell>
          <table:table-cell table:style-name="ce27" office:value-type="string" calcext:value-type="string">
            <text:p>Total Cost</text:p>
          </table:table-cell>
          <table:table-cell table:style-name="ce18" office:value-type="string" calcext:value-type="string">
            <text:p>Note</text:p>
          </table:table-cell>
          <table:table-cell table:style-name="ce29" office:value-type="string" calcext:value-type="string">
            <text:p>Kilometerstein</text:p>
          </table:table-cell>
          <table:table-cell table:style-name="ce29" office:value-type="string" calcext:value-type="string">
            <text:p>Status</text:p>
          </table:table-cell>
        </table:table-row>
        <table:table-row table:style-name="ro7">
          <table:table-cell/>
          <table:table-cell office:value-type="float" office:value="4" calcext:value-type="float">
            <text:p>4.00</text:p>
          </table:table-cell>
          <table:table-cell office:value-type="string" calcext:value-type="string">
            <text:p>RS PRO PT100 Chip RTD-Sensor Platin Ø 2mm x 5mm, -50°C → +500°C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611-7801</text:p>
          </table:table-cell>
          <table:table-cell office:value-type="currency" office:currency="EUR" office:value="4.13" calcext:value-type="currency">
            <text:p>4.13 €</text:p>
          </table:table-cell>
          <table:table-cell table:formula="of:=[.B5]*[.F5]" office:value-type="currency" office:currency="EUR" office:value="16.52" calcext:value-type="currency">
            <text:p>16.52 €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39" office:value-type="string" calcext:value-type="string">
            <text:p>Ordered</text:p>
          </table:table-cell>
        </table:table-row>
        <table:table-row table:style-name="ro8"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RS PRO Heizelement Heizpatrone 500 W / 220 V ac, Ø 16 mm, Länge 150mm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860-6993</text:p>
          </table:table-cell>
          <table:table-cell office:value-type="currency" office:currency="EUR" office:value="32.45" calcext:value-type="currency">
            <text:p>32.45 €</text:p>
          </table:table-cell>
          <table:table-cell table:formula="of:=[.B6]*[.F6]" office:value-type="currency" office:currency="EUR" office:value="64.9" calcext:value-type="currency">
            <text:p>64.90 €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39" office:value-type="string" calcext:value-type="string">
            <text:p>Ordered</text:p>
          </table:table-cell>
        </table:table-row>
        <table:table-row table:style-name="ro9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E Connectivity Mini Puck SSRMP Tafelmontage Halbleiterrelais mit Nulldurchgang, 1-poliger Schließer 280 V / 25 A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204-7642</text:p>
          </table:table-cell>
          <table:table-cell office:value-type="currency" office:currency="EUR" office:value="18.04" calcext:value-type="currency">
            <text:p>18.04 €</text:p>
          </table:table-cell>
          <table:table-cell table:formula="of:=[.B7]*[.F7]" office:value-type="currency" office:currency="EUR" office:value="18.04" calcext:value-type="currency">
            <text:p>18.04 €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39" office:value-type="string" calcext:value-type="string">
            <text:p>Ordered</text:p>
          </table:table-cell>
        </table:table-row>
        <table:table-row table:style-name="ro10" table:visibility="filter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RS PRO DIN-Schienen Netzteil Schaltnetzteile 5V dc / 2.4A 12W 90 → 264V ac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225-9899</text:p>
          </table:table-cell>
          <table:table-cell office:value-type="currency" office:currency="EUR" office:value="16.27" calcext:value-type="currency">
            <text:p>16.27 €</text:p>
          </table:table-cell>
          <table:table-cell table:formula="of:=[.B8]*[.F8]" office:value-type="currency" office:currency="EUR" office:value="16.27" calcext:value-type="currency">
            <text:p>16.27 €</text:p>
          </table:table-cell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To-Do</text:p>
          </table:table-cell>
        </table:table-row>
        <table:table-row table:style-name="ro11" table:visibility="filter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30×30 Bosch Rexroth compatible aluminium extrusion and connectors</text:p>
          </table:table-cell>
          <table:table-cell office:value-type="string" calcext:value-type="string">
            <text:p>Motedis</text:p>
          </table:table-cell>
          <table:table-cell/>
          <table:table-cell office:value-type="currency" office:currency="EUR" office:value="60" calcext:value-type="currency">
            <text:p>60.00 €</text:p>
          </table:table-cell>
          <table:table-cell table:formula="of:=[.B9]*[.F9]" office:value-type="currency" office:currency="EUR" office:value="60" calcext:value-type="currency">
            <text:p>60.00 €</text:p>
          </table:table-cell>
          <table:table-cell office:value-type="string" calcext:value-type="string">
            <text:p>TODO: actual itemized list 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o-Do</text:p>
          </table:table-cell>
        </table:table-row>
        <table:table-row table:style-name="ro11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METRO Professional GN-Behälter 1/3, 200 mm, Edelstahl 18/10</text:p>
          </table:table-cell>
          <table:table-cell office:value-type="string" calcext:value-type="string">
            <text:p>Metro</text:p>
          </table:table-cell>
          <table:table-cell table:style-name="ce11" office:value-type="string" calcext:value-type="string">
            <text:p>AAA0046067392</text:p>
          </table:table-cell>
          <table:table-cell office:value-type="currency" office:currency="EUR" office:value="16.65" calcext:value-type="currency">
            <text:p>16.65 €</text:p>
          </table:table-cell>
          <table:table-cell table:formula="of:=[.B10]*[.F10]" office:value-type="currency" office:currency="EUR" office:value="16.65" calcext:value-type="currency">
            <text:p>16.65 €</text:p>
          </table:table-cell>
          <table:table-cell/>
          <table:table-cell table:style-name="ce38" office:value-type="float" office:value="1" calcext:value-type="float">
            <text:p>1.00</text:p>
          </table:table-cell>
          <table:table-cell table:style-name="ce41" office:value-type="string" calcext:value-type="string">
            <text:p>Done</text:p>
          </table:table-cell>
        </table:table-row>
        <table:table-row table:style-name="ro12">
          <table:table-cell/>
          <table:table-cell table:style-name="ce1" office:value-type="float" office:value="1" calcext:value-type="float">
            <text:p>1.00</text:p>
          </table:table-cell>
          <table:table-cell office:value-type="string" calcext:value-type="string">
            <text:p>Custom Machined Heatsink</text:p>
          </table:table-cell>
          <table:table-cell office:value-type="string" calcext:value-type="string">
            <text:p>JLCCNC</text:p>
          </table:table-cell>
          <table:table-cell/>
          <table:table-cell office:value-type="currency" office:currency="EUR" office:value="45" calcext:value-type="currency">
            <text:p>45.00 €</text:p>
          </table:table-cell>
          <table:table-cell table:formula="of:=[.B11]*[.F11]" office:value-type="currency" office:currency="EUR" office:value="45" calcext:value-type="currency">
            <text:p>45.00 €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Ordered</text:p>
          </table:table-cell>
        </table:table-row>
        <table:table-row table:style-name="ro13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Cooper Pipe Ø 15 mm, l = 2000 mm</text:p>
          </table:table-cell>
          <table:table-cell office:value-type="string" calcext:value-type="string">
            <text:p>Bauhaus</text:p>
          </table:table-cell>
          <table:table-cell table:style-name="ce11" office:value-type="float" office:value="27689806" calcext:value-type="float">
            <text:p>27689806</text:p>
          </table:table-cell>
          <table:table-cell office:value-type="currency" office:currency="EUR" office:value="21" calcext:value-type="currency">
            <text:p>21.00 €</text:p>
          </table:table-cell>
          <table:table-cell table:formula="of:=[.B12]*[.F12]" office:value-type="currency" office:currency="EUR" office:value="21" calcext:value-type="currency">
            <text:p>21.00 €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o-Do</text:p>
          </table:table-cell>
        </table:table-row>
        <table:table-row table:style-name="ro13" table:visibility="filter"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Flow sensor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ARCELI-Wasserdurchfluss-Wassersteuerung-Wasserdurchflussschalter-Durchflussmesser/dp/B07MY24YFX?__mk_de_DE=%C3%85M%C3%85%C5%BD%C3%95%C3%91&amp;crid=1HFE64M1FSOU8&amp;dib=eyJ2IjoiMSJ9.jyTBNIO22n7KJCD1b3Z6b1FmBK8Y4tzxCNvdrGASM8vk6OEVaB975kkY6ILDURRov0BchdFm1QEv8KJo3pYUuxdNk6iJK6Va0L6DPHTDponCi0nOmttVepPFQ47fcAdRBl49TRo5IFNjBx8ycH3n1SaqSv7CofsN6hbTK9MVWUImj0ib46-NaKTaY_2iK-ZelgNHfVqiiTEMIlfazzuJBNPj8q1-2QzRm1brcHVLg6WHXn9_-LGvVT7YpQRraY8K8-dR1PqFCMUd1WF6NxDB9X30I5uK6B1rghu2Dt8oV4I.KlE3382YeDRJibZSo_w76hv0ItsJ6WiHpTM-IBPGQYM&amp;dib_tag=se&amp;keywords=Durchflusssensor&amp;qid=1767924021&amp;sprefix=durchflusssensor%2Caps%2C109&amp;sr=8-7&amp;th=1</text:p>
          </table:table-cell>
          <table:table-cell office:value-type="currency" office:currency="EUR" office:value="8" calcext:value-type="currency">
            <text:p>8.00 €</text:p>
          </table:table-cell>
          <table:table-cell table:formula="of:=[.B13]*[.F13]" office:value-type="currency" office:currency="EUR" office:value="16" calcext:value-type="currency">
            <text:p>16.00 €</text:p>
          </table:table-cell>
          <table:table-cell table:style-name="ce9" office:value-type="string" calcext:value-type="string">
            <text:p>Can’t find any affordable ones from reputable suppliers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o-Do</text:p>
          </table:table-cell>
        </table:table-row>
        <table:table-row table:style-name="ro13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480×320px IPS Display with ILI9486 controller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Binghe-5-Zoll-TFT-Farbmodul-SD-Kartensockel-Reichhaltige-Kompatibel/dp/B0DS1QDDK1?__mk_de_DE=%C3%85M%C3%85%C5%BD%C3%95%C3%91&amp;crid=12R9XGTLE5GOD&amp;dib=eyJ2IjoiMSJ9.zCA3hz_AqgMlJ5AkaBGccbtwcWGONkwcRN24Dh5yRvfSbwPcA7aXzx9pudDDI0z9QwLNzT3MsTDzZuetCtLm460FoG4Dfqn6d7QOwNuAyxFFTCQpYKew_Fhm63asfpjJk4PAp1DVdbhk6kUy6R9qGLUO-5f6KDBG0X4WGNktXkhrAifi9Ng0Jj7Pa_BFaSnIUKnOJpRMChjaNMW1P8jNs5xMDgkHX7ZEaC9dhGIymzc.bUqfIlrDp7wKfL3hh_nmgmZHOl03ENUfbGWaxxnGU8Y&amp;dib_tag=se&amp;keywords=480x320+display+spi+ips&amp;qid=1767924269&amp;sprefix=480x320+display+spi+ips%2Caps%2C104&amp;sr=8-3</text:p>
          </table:table-cell>
          <table:table-cell office:value-type="currency" office:currency="EUR" office:value="17" calcext:value-type="currency">
            <text:p>17.00 €</text:p>
          </table:table-cell>
          <table:table-cell table:formula="of:=[.B14]*[.F14]" office:value-type="currency" office:currency="EUR" office:value="17" calcext:value-type="currency">
            <text:p>17.00 €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o-Do</text:p>
          </table:table-cell>
        </table:table-row>
        <table:table-row table:style-name="ro1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ESP32-S3-WROOM-1-N16</text:p>
          </table:table-cell>
          <table:table-cell office:value-type="string" calcext:value-type="string">
            <text:p>Digikey</text:p>
          </table:table-cell>
          <table:table-cell table:number-columns-repeated="2"/>
          <table:table-cell table:formula="of:=[.B15]*[.F15]" office:value-type="currency" office:currency="EUR" office:value="0" calcext:value-type="currency">
            <text:p>0.00 €</text:p>
          </table:table-cell>
          <table:table-cell table:style-name="ce9" office:value-type="string" calcext:value-type="string">
            <text:p>Lol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o-Do</text:p>
          </table:table-cell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igikey</text:p>
          </table:table-cell>
          <table:table-cell table:number-columns-repeated="2"/>
          <table:table-cell table:formula="of:=[.B16]*[.F16]" office:value-type="currency" office:currency="EUR" office:value="0" calcext:value-type="currency">
            <text:p>0.00 €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o-Do</text:p>
          </table:table-cell>
        </table:table-row>
        <table:table-row table:style-name="ro10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High Temperature Silicone RUBAAAAH: TFC Trollfactory Silkon Kautschunk Typ 3</text:p>
          </table:table-cell>
          <table:table-cell office:value-type="string" calcext:value-type="string">
            <text:p>Trollfactory</text:p>
          </table:table-cell>
          <table:table-cell office:value-type="string" calcext:value-type="string">
            <text:p>https://trollfactory.de/Produkte/Silikon-Kautschuk/Verarbeitungszeit/sehr-schnell-5-Min/TFC4020/TFC-Troll-Factory-Silikon-Kautschuk-Typ-3-HB-Zinnguss-hitzebestaendig-RTV-1-1-Groesse-500g-2x250g</text:p>
          </table:table-cell>
          <table:table-cell office:value-type="currency" office:currency="EUR" office:value="19.9" calcext:value-type="currency">
            <text:p>19.90 €</text:p>
          </table:table-cell>
          <table:table-cell table:formula="of:=[.B17]*[.F17]" office:value-type="currency" office:currency="EUR" office:value="19.9" calcext:value-type="currency">
            <text:p>19.90 €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o-Do</text:p>
          </table:table-cell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Copper Sheet Metal 2 mm</text:p>
          </table:table-cell>
          <table:table-cell office:value-type="string" calcext:value-type="string">
            <text:p>ProKilo</text:p>
          </table:table-cell>
          <table:table-cell office:value-type="string" calcext:value-type="string">
            <text:p>N/A</text:p>
          </table:table-cell>
          <table:table-cell office:value-type="currency" office:currency="EUR" office:value="20" calcext:value-type="currency">
            <text:p>20.00 €</text:p>
          </table:table-cell>
          <table:table-cell table:formula="of:=[.B18]*[.F18]" office:value-type="currency" office:currency="EUR" office:value="20" calcext:value-type="currency">
            <text:p>20.00 €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o-Do</text:p>
          </table:table-cell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Glass plate</text:p>
          </table:table-cell>
          <table:table-cell table:number-columns-repeated="3" office:value-type="string" calcext:value-type="string">
            <text:p>???</text:p>
          </table:table-cell>
          <table:table-cell table:formula="of:=[.B19]*[.F19]" office:value-type="string" office:string-value="" calcext:value-type="error">
            <text:p>#VALUE!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o-Do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Nutri Score: LUFT</text:p>
          </table:table-cell>
          <table:table-cell table:number-columns-repeated="2"/>
          <table:table-cell office:value-type="currency" office:currency="EUR" office:value="40" calcext:value-type="currency">
            <text:p>40.00 €</text:p>
          </table:table-cell>
          <table:table-cell table:formula="of:=[.B20]*[.F20]" office:value-type="currency" office:currency="EUR" office:value="40" calcext:value-type="currency">
            <text:p>40.00 €</text:p>
          </table:table-cell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To-Do</text:p>
          </table:table-cell>
        </table:table-row>
        <table:table-row table:style-name="ro14" table:visibility="filter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Galdne</text:p>
          </table:table-cell>
          <table:table-cell table:number-columns-repeated="2"/>
          <table:table-cell table:style-name="Default" office:value-type="float" office:value="80" calcext:value-type="float">
            <text:p>80.00</text:p>
          </table:table-cell>
          <table:table-cell table:formula="of:=[.B21]*[.F21]" office:value-type="currency" office:currency="EUR" office:value="80" calcext:value-type="currency">
            <text:p>80.00 €</text:p>
          </table:table-cell>
          <table:table-cell/>
          <table:table-cell office:value-type="float" office:value="1.6" calcext:value-type="float">
            <text:p>1.60</text:p>
          </table:table-cell>
          <table:table-cell office:value-type="string" calcext:value-type="string">
            <text:p>To-Do</text:p>
          </table:table-cell>
        </table:table-row>
        <table:table-row table:style-name="ro15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Aluminium Barstock 30×5</text:p>
          </table:table-cell>
          <table:table-cell office:value-type="string" calcext:value-type="string">
            <text:p>ProKilo</text:p>
          </table:table-cell>
          <table:table-cell office:value-type="string" calcext:value-type="string">
            <text:p>N/A</text:p>
          </table:table-cell>
          <table:table-cell office:value-type="currency" office:currency="EUR" office:value="7.7" calcext:value-type="currency">
            <text:p>7.70 €</text:p>
          </table:table-cell>
          <table:table-cell table:formula="of:=[.B22]*[.F22]" office:value-type="currency" office:currency="EUR" office:value="7.7" calcext:value-type="currency">
            <text:p>7.70 €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o-Do</text:p>
          </table:table-cell>
        </table:table-row>
        <calcext:conditional-formats>
          <calcext:conditional-format calcext:target-range-address="Sheet2.I5:Sheet2.I22">
            <calcext:color-scale>
              <calcext:color-scale-entry calcext:value="0" calcext:type="minimum" calcext:color="#ccffcc"/>
              <calcext:color-scale-entry calcext:value="50" calcext:type="percentile" calcext:color="#fff9c4"/>
              <calcext:color-scale-entry calcext:value="0" calcext:type="maximum" calcext:color="#ffcdd2"/>
            </calcext:color-scale>
          </calcext:conditional-format>
          <calcext:conditional-format calcext:target-range-address="Sheet2.J6:Sheet2.J22">
            <calcext:condition calcext:apply-style-name="Bad" calcext:value="=&quot;To-Do&quot;" calcext:base-cell-address="Sheet2.J5"/>
          </calcext:conditional-format>
          <calcext:conditional-format calcext:target-range-address="Sheet2.J6:Sheet2.J22">
            <calcext:condition calcext:apply-style-name="Shipped" calcext:value="=&quot;Shipped&quot;" calcext:base-cell-address="Sheet2.J5"/>
          </calcext:conditional-format>
          <calcext:conditional-format calcext:target-range-address="Sheet2.J6:Sheet2.J22">
            <calcext:condition calcext:apply-style-name="Neutral" calcext:value="=&quot;Ordered&quot;" calcext:base-cell-address="Sheet2.J5"/>
          </calcext:conditional-format>
          <calcext:conditional-format calcext:target-range-address="Sheet2.J6:Sheet2.J22">
            <calcext:condition calcext:apply-style-name="Good" calcext:value="=&quot;Done&quot;" calcext:base-cell-address="Sheet2.J5"/>
          </calcext:conditional-format>
          <calcext:conditional-format calcext:target-range-address="Sheet2.J5:Sheet2.J7">
            <calcext:condition calcext:apply-style-name="Bad" calcext:value="=&quot;To-Do&quot;" calcext:base-cell-address="Sheet2.J5"/>
          </calcext:conditional-format>
          <calcext:conditional-format calcext:target-range-address="Sheet2.J5:Sheet2.J7">
            <calcext:condition calcext:apply-style-name="Shipped" calcext:value="=&quot;Shipped&quot;" calcext:base-cell-address="Sheet2.J5"/>
          </calcext:conditional-format>
          <calcext:conditional-format calcext:target-range-address="Sheet2.J5:Sheet2.J7">
            <calcext:condition calcext:apply-style-name="Neutral" calcext:value="=&quot;Ordered&quot;" calcext:base-cell-address="Sheet2.J5"/>
          </calcext:conditional-format>
          <calcext:conditional-format calcext:target-range-address="Sheet2.J5:Sheet2.J7">
            <calcext:condition calcext:apply-style-name="Good" calcext:value="=&quot;Done&quot;" calcext:base-cell-address="Sheet2.J5"/>
          </calcext:conditional-format>
        </calcext:conditional-formats>
      </table:table>
      <table:named-expressions/>
      <table:database-ranges>
        <table:database-range table:name="__Anonymous_Sheet_DB__0" table:target-range-address="Sheet1.B5:Sheet1.J23" table:display-filter-buttons="true"/>
        <table:database-range table:name="__Anonymous_Sheet_DB__1" table:target-range-address="Sheet2.B4:Sheet2.J22" table:display-filter-buttons="true">
          <table:filter>
            <table:filter-and>
              <table:filter-condition table:data-type="number" table:value="1" table:operator="=" table:field-number="7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5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4">
      <number:number number:decimal-places="2" number:min-decimal-places="2" number:min-integer-digits="1" number:grouping="true"/>
    </number:number-style>
    <number:number-style style:name="N129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 style:data-style-name="N4">
      <style:text-properties style:font-name="IBM Plex Sans" fo:font-family="'IBM Plex Sans'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hipped" style:family="table-cell" style:parent-style-name="Status">
      <style:table-cell-properties fo:background-color="#b39ddb" style:diagonal-bl-tr="none" style:diagonal-tl-br="none"/>
      <style:text-properties fo:color="#311b9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 style:data-style-name="N2" text:time-value="22:26:57.6890830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02:31:51.828873832</meta:creation-date>
    <dc:date>2026-01-26T14:22:16.586362761</dc:date>
    <meta:editing-duration>PT8H24M30S</meta:editing-duration>
    <meta:editing-cycles>12</meta:editing-cycles>
    <meta:generator>LibreOffice/25.8.4.2$Linux_X86_64 LibreOffice_project/580$Build-2</meta:generator>
    <meta:document-statistic meta:table-count="2" meta:cell-count="297" meta:object-count="0"/>
  </office:meta>
</office:document-meta>
</file>